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43729d" draw:stroke-linejoin="miter" draw:fill="solid" draw:fill-color="#70ad4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35cm" svg:stroke-color="#43729d" draw:stroke-linejoin="miter" draw:fill="solid" draw:fill-color="#ed7d3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43729d" draw:stroke-linejoin="miter" draw:fill="solid" draw:fill-color="#0070c0" draw:opacity="85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43729d" draw:stroke-linejoin="miter" draw:fill="solid" draw:fill-color="#c9c9c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06cm" svg:stroke-color="#000000" draw:marker-end="msArrowEnd_20_9" draw:marker-end-width="0.53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7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</style:style>
    <style:style style:name="co1" style:family="table-column">
      <style:table-column-properties style:column-width="3.863cm" style:use-optimal-column-width="false"/>
    </style:style>
    <style:style style:name="co2" style:family="table-column">
      <style:table-column-properties style:column-width="17.429cm" style:use-optimal-column-width="false"/>
    </style:style>
    <style:style style:name="co3" style:family="table-column">
      <style:table-column-properties style:column-width="9.17cm" style:use-optimal-column-width="false"/>
    </style:style>
    <style:style style:name="ro1" style:family="table-row">
      <style:table-row-properties style:row-height="1.397cm"/>
    </style:style>
    <style:style style:name="ro2" style:family="table-row">
      <style:table-row-properties style:row-height="1.791cm"/>
    </style:style>
    <style:style style:name="ce1" style:family="table-cell">
      <style:graphic-properties draw:fill="solid" draw:fill-color="#afabab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" style:family="table-cell">
      <style:graphic-properties draw:fill="solid" draw:fill-color="#afabab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" style:family="table-cell">
      <style:graphic-properties draw:fill="solid" draw:fill-color="#afabab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" style:family="table-cell">
      <style:graphic-properties draw:fill="solid" draw:fill-color="#e7e6e6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" style:family="table-cell">
      <style:graphic-properties draw:fill="solid" draw:fill-color="#e7e6e6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" style:family="table-cell">
      <style:graphic-properties draw:fill="solid" draw:fill-color="#e7e6e6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" style:family="table-cell">
      <style:graphic-properties draw:fill="solid" draw:fill-color="#e7e6e6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" style:family="table-cell">
      <style:graphic-properties draw:fill="solid" draw:fill-color="#e7e6e6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" style:family="table-cell">
      <style:graphic-properties draw:fill="solid" draw:fill-color="#e7e6e6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" style:family="table-cell">
      <style:graphic-properties draw:fill="solid" draw:fill-color="#e7e6e6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1" style:family="table-cell">
      <style:graphic-properties draw:fill="solid" draw:fill-color="#e7e6e6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2" style:family="table-cell">
      <style:graphic-properties draw:fill="solid" draw:fill-color="#e7e6e6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tru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tru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true"/>
    </style:style>
    <style:style style:name="T1" style:family="text">
      <style:text-properties fo:color="#ffffff" style:text-line-through-style="none" fo:font-family="'맑은 고딕'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ffffff" style:text-line-through-style="none" fo:font-family="'맑은 고딕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000000" style:text-line-through-style="none" fo:font-family="'맑은 고딕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000000" style:text-line-through-style="none" fo:font-family="'맑은 고딕'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>
        <draw:g draw:name="그룹 28">
          <draw:custom-shape draw:name="모서리가 둥근 직사각형 3" draw:style-name="gr1" draw:text-style-name="P2" draw:layer="layout" svg:width="6.314cm" svg:height="1.607cm" svg:x="8.206cm" svg:y="3.115cm">
            <text:p text:style-name="P1"><text:span text:style-name="T1">Iterable&lt;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모서리가 둥근 직사각형 4" draw:style-name="gr2" draw:text-style-name="P2" draw:layer="layout" svg:width="6.314cm" svg:height="1.607cm" svg:x="8.206cm" svg:y="6.008cm">
            <text:p text:style-name="P1"><text:span text:style-name="T1">Collections&lt;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모서리가 둥근 직사각형 5" draw:style-name="gr3" draw:text-style-name="P2" draw:layer="layout" svg:width="6.314cm" svg:height="1.607cm" svg:x="1.118cm" svg:y="9.317cm">
            <text:p text:style-name="P1"><text:span text:style-name="T1">List&lt;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모서리가 둥근 직사각형 6" draw:style-name="gr3" draw:text-style-name="P2" draw:layer="layout" svg:width="6.314cm" svg:height="1.607cm" svg:x="8.206cm" svg:y="9.317cm">
            <text:p text:style-name="P1"><text:span text:style-name="T1">Set&lt;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모서리가 둥근 직사각형 7" draw:style-name="gr3" draw:text-style-name="P2" draw:layer="layout" svg:width="6.314cm" svg:height="1.607cm" svg:x="15.62cm" svg:y="9.317cm">
            <text:p text:style-name="P1"><text:span text:style-name="T1">Queue&lt;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모서리가 둥근 직사각형 8" draw:style-name="gr4" draw:text-style-name="P2" draw:layer="layout" svg:width="6.314cm" svg:height="1.607cm" svg:x="25.696cm" svg:y="9.317cm">
            <text:p text:style-name="P1"><text:span text:style-name="T1">Map&lt;K,V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name="직선 화살표 연결선 10" draw:style-name="gr5" draw:text-style-name="P1" draw:layer="layout" svg:x1="11.363cm" svg:y1="6.007cm" svg:x2="11.363cm" svg:y2="4.722cm" svg:d="M11363 6007v-1285">
            <text:p/>
          </draw:connector>
          <draw:connector draw:name="직선 화살표 연결선 13" draw:style-name="gr5" draw:text-style-name="P1" draw:layer="layout" svg:x1="11.363cm" svg:y1="9.316cm" svg:x2="11.363cm" svg:y2="7.615cm" svg:d="M11363 9316v-1701">
            <text:p/>
          </draw:connector>
          <draw:connector draw:name="직선 화살표 연결선 16" draw:style-name="gr5" draw:text-style-name="P1" draw:layer="layout" svg:x1="4.275cm" svg:y1="9.316cm" svg:x2="9.81cm" svg:y2="7.615cm" svg:d="M4275 9316h2768v-1701h2767">
            <text:p/>
          </draw:connector>
          <draw:connector draw:name="직선 화살표 연결선 19" draw:style-name="gr5" draw:text-style-name="P1" draw:layer="layout" svg:x1="18.777cm" svg:y1="9.316cm" svg:x2="13.431cm" svg:y2="7.615cm" svg:d="M18777 9316h-2673v-1701h-2673">
            <text:p/>
          </draw:connector>
        </draw:g>
        <draw:frame draw:name="표 27" draw:style-name="standard" draw:layer="layout" svg:width="30.461cm" svg:height="5.981cm" svg:x="1.333cm" svg:y="12.185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3"><text:span text:style-name="T2">인터페이스</text:span></text:p>
              </table:table-cell>
              <table:table-cell table:style-name="ce2">
                <text:p text:style-name="P3"><text:span text:style-name="T2">설명</text:span></text:p>
              </table:table-cell>
              <table:table-cell table:style-name="ce3">
                <text:p text:style-name="P3"><text:span text:style-name="T2">구현 클래스</text:span></text:p>
              </table:table-cell>
            </table:table-row>
            <table:table-row table:style-name="ro1">
              <table:table-cell table:style-name="ce4">
                <text:p text:style-name="P3"><text:span text:style-name="T3">List&lt;E&gt;</text:span></text:p>
              </table:table-cell>
              <table:table-cell table:style-name="ce5">
                <text:p text:style-name="P4"><text:span text:style-name="T3">순서가 있는 데이터의 집합으로 데이터의 중복을 허용함</text:span><text:span text:style-name="T3">.</text:span></text:p>
              </table:table-cell>
              <table:table-cell table:style-name="ce6">
                <text:p text:style-name="P4"><text:span text:style-name="T3">Vector, ArrayList, LinkedList, Stack</text:span></text:p>
              </table:table-cell>
            </table:table-row>
            <table:table-row table:style-name="ro1">
              <table:table-cell table:style-name="ce7">
                <text:p text:style-name="P3"><text:span text:style-name="T3">Set&lt;E&gt;</text:span></text:p>
              </table:table-cell>
              <table:table-cell table:style-name="ce8">
                <text:p text:style-name="P4"><text:span text:style-name="T3">순서가 없는 데이터의 집합으로 데이터의 중복을 허용하지 않음</text:span><text:span text:style-name="T3">.</text:span></text:p>
              </table:table-cell>
              <table:table-cell table:style-name="ce9">
                <text:p text:style-name="P4"><text:span text:style-name="T3">HashSet, TreeSet</text:span></text:p>
              </table:table-cell>
            </table:table-row>
            <table:table-row table:style-name="ro2">
              <table:table-cell table:style-name="ce10">
                <text:p text:style-name="P3"><text:span text:style-name="T3">Map&lt;K,V&gt;</text:span></text:p>
              </table:table-cell>
              <table:table-cell table:style-name="ce11">
                <text:p text:style-name="P4"><text:span text:style-name="T3">키와 값의 한 쌍으로 이루어지는 데이터의 집합으로 순서가 없음</text:span><text:span text:style-name="T3">.</text:span></text:p>
                <text:p text:style-name="P4"><text:span text:style-name="T3">이때 키는 중복을 허용하지 않지만</text:span><text:span text:style-name="T3">, </text:span><text:span text:style-name="T3">값은 중복될 수 있음</text:span><text:span text:style-name="T3">.</text:span></text:p>
              </table:table-cell>
              <table:table-cell table:style-name="ce12">
                <text:p text:style-name="P4"><text:span text:style-name="T3">HashMap, TreeMap, Hashtable, Properties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29" draw:style-name="gr6" draw:text-style-name="P2" draw:layer="layout" svg:width="27.917cm" svg:height="1.267cm" svg:x="3.376cm" svg:y="0.865cm">
          <text:p text:style-name="P5"><text:span text:style-name="T4">Collection FrameWork</text:span><text:span text:style-name="T4">의 주요 인터페이스간의 상속 관계 및 구현 클래스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solid" draw:fill-color="#ffffff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'맑은 고딕'" fo:font-size="2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28pt" style:language-asian="ko" style:country-asian="KR" style:font-style-asian="normal" style:font-weight-asian="normal" style:font-family-complex="'Lucida Sans'" style:font-family-generic-complex="system" style:font-pitch-complex="variable" style:font-size-complex="2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-outline2" style:family="presentation" style:parent-style-name="기본값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-outline3" style:family="presentation" style:parent-style-name="기본값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-outline4" style:family="presentation" style:parent-style-name="기본값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맑은 고딕'" fo:font-size="1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ko" style:country-asian="KR" style:font-style-asian="normal" style:font-weight-asian="normal" style:font-family-complex="'Lucida Sans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MP4" style:family="paragraph">
      <style:paragraph-properties style:font-independent-line-spacing="true"/>
      <style:text-properties fo:font-size="18pt" style:font-size-asian="14pt" style:font-size-complex="14pt"/>
    </style:style>
    <style:style style:name="M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</style:handout-master>
    <style:master-page style:name="기본값" style:page-layout-name="PM1" draw:style-name="Mdp1">
      <draw:frame draw:name="날짜 개체 틀 1" presentation:style-name="Mpr1" draw:text-style-name="MP4" draw:layer="backgroundobjects" svg:width="7.619cm" svg:height="1.013cm" svg:x="2.328cm" svg:y="17.657cm" presentation:class="date-time" presentation:user-transformed="true">
        <draw:text-box>
          <text:p text:style-name="MP3"><text:span text:style-name="MT1"><text:date style:data-style-name="D1" text:date-value="2021-01-04">1/4/21</text:date></text:span></text:p>
        </draw:text-box>
      </draw:frame>
      <draw:frame draw:name="바닥글 개체 틀 2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슬라이드 번호 개체 틀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3"><text:span text:style-name="MT1"><text:page-number>&lt;숫자&gt;</text:page-number></text:span></text:p>
        </draw:text-box>
      </draw:frame>
      <draw:frame presentation:style-name="기본값-title" draw:layer="backgroundobjects" svg:width="30.479cm" svg:height="3.18cm" svg:x="1.693cm" svg:y="0.76cm" presentation:class="title" presentation:placeholder="true">
        <draw:text-box/>
      </draw:frame>
      <draw:frame presentation:style-name="기본값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1-04T16:43:53.35</dc:date>
    <dc:creator>kr kr</dc:creator>
    <meta:document-statistic meta:object-count="36"/>
    <meta:generator>OpenOffice/4.1.7$Win32 OpenOffice.org_project/417m1$Build-9800</meta:generator>
  </office:meta>
</office:document-meta>
</file>